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1ff16" officeooo:paragraph-rsid="0011ff1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4pt" fo:font-weight="normal" officeooo:rsid="0011ff16" officeooo:paragraph-rsid="0011ff16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23:26:58.068000000</dc:date>
    <meta:editing-duration>PT25M2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1.3$Windows_X86_64 LibreOffice_project/a69ca51ded25f3eefd52d7bf9a5fad8c90b87951</meta:generator>
  </office:meta>
</office:document-meta>
</file>